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Tahoma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 19 - Sep 25</text:p>
      <text:p text:style-name="P1">Zachary Zimmerman</text:p>
      <text:p text:style-name="P1">Senior Project Fall 2014</text:p>
      <text:p text:style-name="P1">Week 6 Journal</text:p>
      <text:p text:style-name="P2">     <text:span text:style-name="T1">September 19</text:span></text:p>
      <text:p text:style-name="P2">          <text:span text:style-name="T1">1800-2130</text:span></text:p>
      <text:p text:style-name="P2">               <text:span text:style-name="T1">Work on login system</text:span></text:p>
      <text:p text:style-name="P2">     <text:span text:style-name="T1">September 20</text:span></text:p>
      <text:p text:style-name="P2">     <text:span text:style-name="T1">September 21</text:span></text:p>
      <text:p text:style-name="P2">          <text:span text:style-name="T1">1530-1900</text:span></text:p>
      <text:p text:style-name="P2">               <text:span text:style-name="T1">User Creation page and code</text:span></text:p>
      <text:p text:style-name="P2">     <text:span text:style-name="T1">September 22</text:span></text:p>
      <text:p text:style-name="P2">     <text:span text:style-name="T1">September 23</text:span></text:p>
      <text:p text:style-name="P2">     <text:span text:style-name="T1">September 24</text:span></text:p>
      <text:p text:style-name="P2">           <text:span text:style-name="T1">1400-1500 Psudeocode and planning</text:span></text:p>
      <text:p text:style-name="P2">     <text:span text:style-name="T1">September 25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5T19:09:30.58</meta:creation-date>
    <meta:document-statistic meta:table-count="0" meta:image-count="0" meta:object-count="0" meta:page-count="1" meta:paragraph-count="16" meta:word-count="43" meta:character-count="348"/>
    <dc:date>2014-09-25T19:10:11.68</dc:date>
    <meta:editing-duration>PT42S</meta:editing-duration>
    <meta:editing-cycles>1</meta:editing-cycles>
    <meta:generator>OpenOffice/4.1.0$Win32 OpenOffice.org_project/410m18$Build-9764</meta:generator>
  </office:meta>
</office:document-meta>
</file>